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8pt" style:text-underline-style="solid" style:text-underline-width="auto" style:text-underline-color="font-color" fo:font-weight="bold" officeooo:rsid="000bcedb" officeooo:paragraph-rsid="000bcedb" style:font-size-asian="18pt" style:font-weight-asian="bold" style:font-size-complex="18pt" style:font-weight-complex="bold"/>
    </style:style>
    <style:style style:name="P2" style:family="paragraph" style:parent-style-name="Preformatted_20_Text">
      <style:paragraph-properties fo:margin-top="0in" fo:margin-bottom="0in" loext:contextual-spacing="false"/>
      <style:text-properties style:font-name="Liberation Sans" fo:font-size="11pt" officeooo:rsid="00090287" officeooo:paragraph-rsid="000965e2" style:font-name-asian="Nimbus Mono L" style:font-size-asian="11pt" style:font-name-complex="Liberation Mono" style:font-size-complex="11pt"/>
    </style:style>
    <style:style style:name="P3" style:family="paragraph" style:parent-style-name="Numbering_20_2" style:list-style-name="L1"/>
    <style:style style:name="P4" style:family="paragraph" style:parent-style-name="Numbering_20_2" style:list-style-name="L1">
      <style:text-properties officeooo:paragraph-rsid="00118186"/>
    </style:style>
    <style:style style:name="P5" style:family="paragraph" style:parent-style-name="Numbering_20_2" style:list-style-name="L1">
      <style:text-properties officeooo:rsid="0012b360" officeooo:paragraph-rsid="0012b360"/>
    </style:style>
    <style:style style:name="T1" style:family="text">
      <style:text-properties officeooo:rsid="004a39f3"/>
    </style:style>
    <style:style style:name="T2" style:family="text">
      <style:text-properties officeooo:rsid="0041ba14"/>
    </style:style>
    <style:style style:name="T3" style:family="text">
      <style:text-properties officeooo:rsid="002010ac"/>
    </style:style>
    <style:style style:name="T4" style:family="text">
      <style:text-properties officeooo:rsid="000e3b08"/>
    </style:style>
    <style:style style:name="T5" style:family="text">
      <style:text-properties officeooo:rsid="00118186"/>
    </style:style>
    <style:style style:name="T6" style:family="text">
      <style:text-properties officeooo:rsid="00694c7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otnotes</text:p>
      <text:p text:style-name="P2"/>
      <text:p text:style-name="P2"/>
      <text:list xml:id="list2956709658" text:style-name="L1">
        <text:list-item>
          <text:p text:style-name="P3">Grojas are Graphical Representations of Jungian Archetypes. <text:span text:style-name="T1">Borrowing from the ideas of painters such as Piet Mondrian and Wassily Kandinsky, they make Carl Jung’s ideas about personality palpable. Grojas use rectangular shapes of opposing </text:span>primary colors <text:span text:style-name="T2">to depict personal preferences, giving viewers insight into the personalities of others, and ultimately themselves</text:span>. <text:s/>For more information <text:span text:style-name="T3">about spiritual portraits</text:span>, <text:span text:style-name="T4">visitArtsyVisions.com, </text:span>Groja.com, or <text:span text:style-name="T4">SeeOurMinds.com.</text:span></text:p>
        </text:list-item>
        <text:list-item>
          <text:p text:style-name="P3">I was 19 and number 4 in the lottery when Nixon ended the draft in 1973.</text:p>
        </text:list-item>
        <text:list-item>
          <text:p text:style-name="P4"><text:span text:style-name="T5">Yes, </text:span>I <text:span text:style-name="T4">made up the word chameleonesque. <text:s/>It works for me, so I’m sticking with it – at least until I come up with a good alternative term.</text:span></text:p>
        </text:list-item>
        <text:list-item>
          <text:p text:style-name="P5">To hear what they have to say, listen to early episodes of the Game of Thrones Podcast featuring <text:span text:style-name="T6">Carmine </text:span>of the Red Team Review <text:span text:style-name="T6">and Preston Jacob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8:40:13.638865055</meta:creation-date>
    <dc:date>2019-03-14T16:22:54.725083666</dc:date>
    <meta:editing-duration>PT2H30M4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136" meta:character-count="847" meta:non-whitespace-character-count="717"/>
  </office:meta>
</office:document-meta>
</file>